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even so, despite her own wishes, it didn’t really bother her.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her clock and her bed would work together to make her get up in the morning. The clock would understand that just shriek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carry her all the way to the kitchen table, like in those old cartoons. There, a cup of hot chocolate would be waiting for her, alongside a breakfast worthy of a king.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Put simply,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more imposing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with her room now a little brighter, she found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must have started by now...</text:span></text:p>
      <text:p text:style-name="Normal">The realiz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then followed with a</text:p>
      <text:p text:style-name="Normal">“Bye Mom!”, and was out of the front door.</text:p>
      <text:p text:style-name="Normal"/>
      <text:p text:style-name="Normal">The simple truth was that the world didn’t care, it would keep on turning with or without her. She knew that, deep down. But it was a such sad truth, she didn’t want to face it. </text:p>
      <text:p text:style-name="Normal"/>
      <text:p text:style-name="P1">•••</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